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22-03-16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21-10-26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21-03-18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20-09-15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20-04-06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9-09-25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9-03-26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8-09-2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8-06-2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8-06-11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8-03-28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7-09-26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7-03-21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6-09-27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6-03-29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5-09-28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5-03-2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4-09-29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4-03-2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3-10-0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3-03-26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2-10-09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2-03-26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1-10-12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11-03-29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7-10-2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7-08-15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7-06-2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7-04-19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7-02-1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6-12-19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6-10-2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6-08-17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6-06-14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6-04-18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6-02-0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5-12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5-10-13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5-08-1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5-06-17 0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2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1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2001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0811</text:p>
          </table:table-cell>
          <table:table-cell office:value-type="string" calcext:value-type="string">
            <text:p>1999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